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Samu, na cestě našimi srdci máme nejen stejné kameny duše, ale také nosíme společně ochranu a sílu, kterou nám poskytuje anděl Rafael. Jsi jako jabloň v plném květu, stabilní a zemité, s vrozenou moudrostí krysy, která dokáže prokličkovat životem s neuvěřitelnou obratností. Tvůj anděl strážný Rafael, ochránce a léčitel, předznamenává, že naše spojení je nejen krásné, ale také léčivé. Na Valentýna ti chci říct, že tvoje přítomnost mi poskytuje uklidnění a sílu, a doufám, že mohu být stejným zdrojem světla a pozitivní energie pro tebe.</text:p>
      <text:p text:style-name="Normal">Sdílíme nejen kameny duše, ale i cestu osobního růstu a vzájemné podpory. Tvá schopnost snášet a překonávat obtíže mě inspiruje každý den. S tebou se cítím ochráněná a milovaná, a pevně věřím, že společně můžeme čelit všemu, co nám život přinese. Těším se na všechna budoucí dobrodružství, která nás čekají, a na všechny lekce, které se společně naučíme. S láskou a vděčností v srdci, v tento speciální den si přeji jen to nejlepší pro tebe a naši společnou ces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